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b53" officeooo:paragraph-rsid="000f9b53"/>
    </style:style>
    <style:style style:name="P2" style:family="paragraph" style:parent-style-name="Standard">
      <style:text-properties officeooo:rsid="00108218" officeooo:paragraph-rsid="00108218"/>
    </style:style>
    <style:style style:name="T1" style:family="text">
      <style:text-properties officeooo:rsid="00113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rapport est en constante modification, avant toute modification sur le fichier veuillez m'en informer svp </text:p>
      <text:p text:style-name="P1"/>
      <text:p text:style-name="P1">-Votre Faquin, Thorvald</text:p>
      <text:p text:style-name="P1"/>
      <text:p text:style-name="P2">PS: Les fautes vont être corrigées, donc si c'est ça vos modifications ne tiennent qu'<text:span text:style-name="T1">à</text:span> ça, svp, ch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7S</meta:editing-duration>
    <meta:editing-cycles>5</meta:editing-cycles>
    <meta:generator>LibreOffice/5.0.1.2$Windows_x86 LibreOffice_project/81898c9f5c0d43f3473ba111d7b351050be20261</meta:generator>
    <dc:date>2016-11-13T14:28:30.910000000</dc:date>
    <meta:document-statistic meta:table-count="0" meta:image-count="0" meta:object-count="0" meta:page-count="1" meta:paragraph-count="3" meta:word-count="37" meta:character-count="234" meta:non-whitespace-character-count="199"/>
    <meta:user-defined meta:name="Info 1"/>
    <meta:user-defined meta:name="Info 2"/>
    <meta:user-defined meta:name="Info 3"/>
    <meta:user-defined meta:name="Info 4"/>
  </office:meta>
</office:document-meta>
</file>